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o prima del BOSS DOPPIOCARROARMATO, meta’ livello 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llittine throw</text:p>
          </table:table-cell>
          <table:table-cell office:value-type="string" calcext:value-type="string">
            <text:p>Quando fai X,Y se spingi anche la direzione, Ruy lancia in nemico dopo esser saltato su di lui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co dal monastero, con chiave teschio prendo arco potente e apro portone piazza milit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azzale, magazzino, locomotiva, piazzale 2 carri armat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oppio carro armato (meta’ livello 9)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USA SOLO FRECCE CORES, NON le esplos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ra al soldato, poi al 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endi che cannone ti mira, sch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titi in posizione per sparare nuovamente al soldato nonappena es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pet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15T08:34:05.287260330</dc:date>
    <meta:editing-duration>PT26M53S</meta:editing-duration>
    <meta:editing-cycles>27</meta:editing-cycles>
    <meta:generator>LibreOffice/7.4.7.2$Linux_X86_64 LibreOffice_project/40$Build-2</meta:generator>
    <meta:document-statistic meta:table-count="1" meta:cell-count="122" meta:object-count="0"/>
  </office:meta>
</office:document-meta>
</file>